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24000001290D272649.svm" manifest:media-type=""/>
  <manifest:file-entry manifest:full-path="Pictures/200000010000027A000000FED34E3BE2.svm" manifest:media-type=""/>
  <manifest:file-entry manifest:full-path="Pictures/20000001000001E2000000FA1A447933.svm" manifest:media-type=""/>
  <manifest:file-entry manifest:full-path="Pictures/2000000100000153000000D433F21394.svm" manifest:media-type=""/>
  <manifest:file-entry manifest:full-path="Pictures/20000001000001390000012489F34697.svm" manifest:media-type=""/>
  <manifest:file-entry manifest:full-path="Pictures/200000010000012400000124B71AD160.svm" manifest:media-type=""/>
  <manifest:file-entry manifest:full-path="Pictures/200000010000027F000000FA1787FA2D.svm" manifest:media-type=""/>
  <manifest:file-entry manifest:full-path="Pictures/20000001000001B000000129C1E76D42.svm" manifest:media-type=""/>
  <manifest:file-entry manifest:full-path="Pictures/200000020000026C000000BE6D14DE85.eps" manifest:media-type=""/>
  <manifest:file-entry manifest:full-path="Pictures/20000001000001810000012D46566E3F.svm" manifest:media-type=""/>
  <manifest:file-entry manifest:full-path="Pictures/200000010000027A000000FAF273B88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115cm" svg:height="2.793cm" svg:x="1.77cm" svg:y="0.713cm">
          <draw:image xlink:href="Pictures/200000020000026C000000BE6D14DE85.eps" xlink:type="simple" xlink:show="embed" xlink:actuate="onLoad">
            <text:p/>
          </draw:image>
        </draw:frame>
        <draw:frame draw:style-name="gr2" draw:text-style-name="P2" draw:layer="layout" svg:width="0.869cm" svg:height="0.916cm" svg:x="11.378cm" svg:y="2.46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407cm" svg:y="2.46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766cm" svg:height="0.299cm" svg:x="6.066cm" svg:y="0.739cm">
          <draw:image xlink:href="Pictures/200000010000027F000000FA1787FA2D.svm" xlink:type="simple" xlink:show="embed" xlink:actuate="onLoad">
            <text:p/>
          </draw:image>
        </draw:frame>
        <draw:frame draw:style-name="gr3" draw:text-style-name="P1" draw:layer="layout" svg:width="0.766cm" svg:height="0.299cm" svg:x="1.068cm" svg:y="0.727cm">
          <draw:image xlink:href="Pictures/200000010000027F000000FA1787FA2D.svm" xlink:type="simple" xlink:show="embed" xlink:actuate="onLoad">
            <text:p/>
          </draw:image>
        </draw:frame>
        <draw:frame draw:style-name="gr4" draw:text-style-name="P1" draw:layer="layout" svg:width="0.76cm" svg:height="0.299cm" svg:x="2.708cm" svg:y="0.407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76cm" svg:height="0.299cm" svg:x="7.667cm" svg:y="0.407cm">
          <draw:image xlink:href="Pictures/200000010000027A000000FAF273B888.svm" xlink:type="simple" xlink:show="embed" xlink:actuate="onLoad">
            <text:p/>
          </draw:image>
        </draw:frame>
        <draw:frame draw:style-name="gr5" draw:text-style-name="P1" draw:layer="layout" svg:width="0.517cm" svg:height="0.355cm" svg:x="10.442cm" svg:y="1.683cm">
          <draw:image xlink:href="Pictures/20000001000001B000000129C1E76D42.svm" xlink:type="simple" xlink:show="embed" xlink:actuate="onLoad">
            <text:p/>
          </draw:image>
        </draw:frame>
        <draw:line draw:style-name="gr6" draw:text-style-name="P1" draw:layer="layout" svg:x1="4.362cm" svg:y1="1.164cm" svg:x2="4.362cm" svg:y2="1.664cm">
          <text:p/>
        </draw:line>
        <draw:frame draw:style-name="gr7" draw:text-style-name="P1" draw:layer="layout" svg:width="0.374cm" svg:height="0.349cm" svg:x="4.467cm" svg:y="1.158cm">
          <draw:image xlink:href="Pictures/20000001000001390000012489F34697.svm" xlink:type="simple" xlink:show="embed" xlink:actuate="onLoad">
            <text:p/>
          </draw:image>
        </draw:frame>
        <draw:line draw:style-name="gr6" draw:text-style-name="P1" draw:layer="layout" svg:x1="5.362cm" svg:y1="1.127cm" svg:x2="5.362cm" svg:y2="1.627cm">
          <text:p/>
        </draw:line>
        <draw:frame draw:style-name="gr8" draw:text-style-name="P1" draw:layer="layout" svg:width="0.349cm" svg:height="0.349cm" svg:x="5.48cm" svg:y="1.138cm">
          <draw:image xlink:href="Pictures/200000010000012400000124B71AD160.svm" xlink:type="simple" xlink:show="embed" xlink:actuate="onLoad">
            <text:p/>
          </draw:image>
        </draw:frame>
        <draw:frame draw:style-name="gr5" draw:text-style-name="P1" draw:layer="layout" svg:width="0.517cm" svg:height="0.355cm" svg:x="5.839cm" svg:y="2.08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461cm" svg:height="0.36cm" svg:x="7.942cm" svg:y="1.948cm">
          <draw:image xlink:href="Pictures/20000001000001810000012D46566E3F.svm" xlink:type="simple" xlink:show="embed" xlink:actuate="onLoad">
            <text:p/>
          </draw:image>
        </draw:frame>
        <draw:frame draw:style-name="gr2" draw:layer="layout" svg:width="0.748cm" svg:height="0.729cm" svg:x="7.798cm" svg:y="1.259cm">
          <draw:text-box>
            <text:p>+</text:p>
          </draw:text-box>
        </draw:frame>
        <draw:frame draw:style-name="gr2" draw:layer="layout" svg:width="0.642cm" svg:height="0.729cm" svg:x="7.851cm" svg:y="2.277cm">
          <draw:text-box>
            <text:p>-</text:p>
          </draw:text-box>
        </draw:frame>
        <draw:frame draw:style-name="gr10" draw:text-style-name="P1" draw:layer="layout" svg:width="0.406cm" svg:height="0.253cm" svg:x="9.724cm" svg:y="0.577cm">
          <draw:image xlink:href="Pictures/2000000100000153000000D433F21394.svm" xlink:type="simple" xlink:show="embed" xlink:actuate="onLoad">
            <text:p/>
          </draw:image>
        </draw:frame>
        <draw:frame draw:style-name="gr10" draw:text-style-name="P1" draw:layer="layout" svg:width="0.406cm" svg:height="0.253cm" svg:x="4.618cm" svg:y="0.577cm">
          <draw:image xlink:href="Pictures/2000000100000153000000D433F21394.svm" xlink:type="simple" xlink:show="embed" xlink:actuate="onLoad">
            <text:p/>
          </draw:image>
        </draw:frame>
        <draw:frame draw:style-name="gr11" draw:text-style-name="P1" draw:layer="layout" svg:width="0.577cm" svg:height="0.299cm" svg:x="2.915cm" svg:y="1.572cm">
          <draw:image xlink:href="Pictures/20000001000001E2000000FA1A447933.svm" xlink:type="simple" xlink:show="embed" xlink:actuate="onLoad">
            <text:p/>
          </draw:image>
        </draw:frame>
        <draw:frame draw:style-name="gr12" draw:text-style-name="P1" draw:layer="layout" svg:width="0.76cm" svg:height="0.304cm" svg:x="2.926cm" svg:y="2.421cm">
          <draw:image xlink:href="Pictures/200000010000027A000000FED34E3BE2.svm" xlink:type="simple" xlink:show="embed" xlink:actuate="onLoad">
            <text:p/>
          </draw:image>
        </draw:frame>
        <draw:line draw:style-name="gr6" draw:text-style-name="P1" draw:layer="layout" svg:x1="2.122cm" svg:y1="1.18cm" svg:x2="2.622cm" svg:y2="1.18cm">
          <text:p/>
        </draw:line>
        <draw:frame draw:style-name="gr13" draw:text-style-name="P1" draw:layer="layout" svg:width="0.349cm" svg:height="0.355cm" svg:x="2.13cm" svg:y="1.284cm">
          <draw:image xlink:href="Pictures/2000000100000124000001290D27264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7T14:05:05</meta:creation-date>
    <meta:editing-duration>PT33M56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9:36:39.306425808</dc:date>
    <meta:document-statistic meta:object-count="22"/>
    <meta:template xlink:type="simple" xlink:actuate="onRequest" xlink:title="kkkFigures" xlink:href="../../../../../.libreoffice/3/user/template/kkkFigures.otg" meta:date="2014-07-17T14:05:03"/>
  </office:meta>
</office:document-meta>
</file>